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88E54DF4DE52AC22.png" manifest:media-type="image/png"/>
  <manifest:file-entry manifest:full-path="Pictures/10000000000006400000038448A33C1A131ADDC5.png" manifest:media-type="image/png"/>
  <manifest:file-entry manifest:full-path="Pictures/100000000000064000000384704E6F39B04FA540.png" manifest:media-type="image/png"/>
  <manifest:file-entry manifest:full-path="Pictures/100002010000023C000000A6FEAE325A7475A659.png" manifest:media-type="image/png"/>
  <manifest:file-entry manifest:full-path="Pictures/10000201000001A3000000A6914662DD47717D27.png" manifest:media-type="image/png"/>
  <manifest:file-entry manifest:full-path="Pictures/10000201000001770000032C2895916F0B56F014.png" manifest:media-type="image/png"/>
  <manifest:file-entry manifest:full-path="Pictures/10000201000005A000000745B961211F779BEF74.png" manifest:media-type="image/png"/>
  <manifest:file-entry manifest:full-path="Pictures/1000020100000342000006828C44D22D5126B55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Pro-Black" svg:font-family="DINPro-Black" style:font-pitch="variable"/>
    <style:font-face style:name="DINPro-Medium" svg:font-family="DINPro-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71cm, 22.234cm, 16.307cm, 10.886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71cm, 22.832cm, 16.307cm, 11.03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1cm, 21.833cm, 16.268cm, 10.822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77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7cm" fo:min-width="0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DINPro-Medium"/>
    </style:style>
    <style:style style:name="P2" style:family="paragraph">
      <style:text-properties style:font-name="DINPro-Medium" fo:language="en" fo:country="US"/>
    </style:style>
    <style:style style:name="P3" style:family="paragraph">
      <style:text-properties style:font-name="DINPro-Medium" fo:font-size="32pt"/>
    </style:style>
    <style:style style:name="P4" style:family="paragraph">
      <loext:graphic-properties draw:fill-color="#ffffff"/>
      <style:text-properties style:font-name="DINPro-Medium" fo:font-size="32pt" fo:language="en" fo:country="US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DINPro-Medium"/>
    </style:style>
    <style:style style:name="P9" style:family="paragraph">
      <loext:graphic-properties draw:fill-color="#ffffff"/>
    </style:style>
    <style:style style:name="T1" style:family="text">
      <style:text-properties style:font-name="DINPro-Medium" fo:language="en" fo:country="US"/>
    </style:style>
    <style:style style:name="T2" style:family="text">
      <style:text-properties style:font-name="DINPro-Medi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FACT</text:span></text:p>
          </draw:text-box>
        </draw:frame>
        <draw:frame presentation:style-name="pr2" draw:text-style-name="P4" draw:layer="layout" svg:width="25.199cm" svg:height="9.134cm" svg:x="1.4cm" svg:y="3.685cm" presentation:class="subtitle">
          <draw:text-box>
            <text:p text:style-name="P3"><text:span text:style-name="T1">David Burian</text:span></text:p>
            <text:p text:style-name="P3"><text:span text:style-name="T1">Jindra Pikora</text:span></text:p>
            <text:p text:style-name="P3"><text:span text:style-name="T1">Fabian Ham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ontent</text:span></text:p>
          </draw:text-box>
        </draw:frame>
        <draw:frame presentation:style-name="pr4" draw:text-style-name="P2" draw:layer="layout" svg:width="25.199cm" svg:height="5.515cm" svg:x="1.4cm" svg:y="7.2cm" presentation:class="outline" presentation:user-transformed="true">
          <draw:text-box>
            <text:list text:style-name="L2">
              <text:list-item>
                <text:p text:style-name="P1"><text:span text:style-name="T1">Media queries</text:span></text:p>
              </text:list-item>
              <text:list-item>
                <text:p text:style-name="P1"><text:span text:style-name="T1">Form</text:span></text:p>
              </text:list-item>
              <text:list-item>
                <text:p text:style-name="P1"><text:span text:style-name="T1">Dynamic content load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Media queries</text:span></text:p>
          </draw:text-box>
        </draw:frame>
        <draw:frame draw:style-name="gr2" draw:text-style-name="P6" draw:layer="layout" svg:width="7.399cm" svg:height="3.4cm" svg:x="0.6cm" svg:y="6.3cm">
          <draw:image xlink:href="Pictures/10000000000006400000038488E54DF4DE52AC22.png" xlink:type="simple" xlink:show="embed" xlink:actuate="onLoad" loext:mime-type="image/png">
            <text:p/>
          </draw:image>
        </draw:frame>
        <draw:frame draw:style-name="gr3" draw:text-style-name="P6" draw:layer="layout" svg:width="7.201cm" svg:height="3.6cm" svg:x="0.8cm" svg:y="10.3cm">
          <draw:image xlink:href="Pictures/10000000000006400000038448A33C1A131ADDC5.png" xlink:type="simple" xlink:show="embed" xlink:actuate="onLoad" loext:mime-type="image/png">
            <text:p/>
          </draw:image>
        </draw:frame>
        <draw:frame draw:style-name="gr4" draw:text-style-name="P6" draw:layer="layout" svg:width="7.6cm" svg:height="3.324cm" svg:x="9.2cm" svg:y="6.289cm">
          <draw:image xlink:href="Pictures/100000000000064000000384704E6F39B04FA540.png" xlink:type="simple" xlink:show="embed" xlink:actuate="onLoad" loext:mime-type="image/png">
            <text:p/>
          </draw:image>
        </draw:frame>
        <draw:frame draw:style-name="gr5" draw:text-style-name="P6" draw:layer="layout" svg:width="8cm" svg:height="2.969cm" svg:x="9.2cm" svg:y="10.213cm">
          <draw:image xlink:href="Pictures/10000201000001A3000000A6914662DD47717D27.png" xlink:type="simple" xlink:show="embed" xlink:actuate="onLoad" loext:mime-type="image/png">
            <text:p/>
          </draw:image>
        </draw:frame>
        <draw:frame draw:style-name="gr6" draw:text-style-name="P6" draw:layer="layout" svg:width="9.4cm" svg:height="2.727cm" svg:x="17.8cm" svg:y="6.173cm">
          <draw:image xlink:href="Pictures/100002010000023C000000A6FEAE325A7475A659.png" xlink:type="simple" xlink:show="embed" xlink:actuate="onLoad" loext:mime-type="image/png">
            <text:p/>
          </draw:image>
        </draw:frame>
        <draw:frame draw:style-name="gr7" draw:text-style-name="P7" draw:layer="layout" svg:width="5.8cm" svg:height="1.064cm" svg:x="9cm" svg:y="4.9cm">
          <draw:text-box>
            <text:p><text:span text:style-name="T2">Preparation</text:span></text:p>
          </draw:text-box>
        </draw:frame>
        <draw:frame draw:style-name="gr8" draw:text-style-name="P8" draw:layer="layout" svg:width="6.4cm" svg:height="1.064cm" svg:x="0.6cm" svg:y="4.9cm">
          <draw:text-box>
            <text:p text:style-name="P1"><text:span text:style-name="T2">Design</text:span></text:p>
          </draw:text-box>
        </draw:frame>
        <draw:frame draw:style-name="gr9" draw:text-style-name="P7" draw:layer="layout" svg:width="5.2cm" svg:height="1.877cm" svg:x="17.8cm" svg:y="4.823cm">
          <draw:text-box>
            <text:p><text:span text:style-name="T2">Implement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6" draw:text-style-name="P6" draw:layer="layout" svg:width="8.974cm" svg:height="11.6cm" svg:x="0.8cm" svg:y="2.4cm">
          <draw:image xlink:href="Pictures/10000201000005A000000745B961211F779BEF74.png" xlink:type="simple" xlink:show="embed" xlink:actuate="onLoad" loext:mime-type="image/png">
            <text:p/>
          </draw:image>
        </draw:frame>
        <draw:frame draw:style-name="gr6" draw:text-style-name="P6" draw:layer="layout" svg:width="6.626cm" svg:height="14.35cm" svg:x="20.2cm" svg:y="0.8cm">
          <draw:image xlink:href="Pictures/10000201000001770000032C2895916F0B56F014.png" xlink:type="simple" xlink:show="embed" xlink:actuate="onLoad" loext:mime-type="image/png">
            <text:p/>
          </draw:image>
        </draw:frame>
        <draw:frame draw:style-name="gr6" draw:text-style-name="P6" draw:layer="layout" svg:width="7.2cm" svg:height="14.384cm" svg:x="11.4cm" svg:y="0.716cm">
          <draw:image xlink:href="Pictures/1000020100000342000006828C44D22D5126B5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01cm" svg:y="6.6cm" presentation:class="title" presentation:user-transformed="true">
          <draw:text-box>
            <text:p text:style-name="P1"><text:span text:style-name="T2">Live 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Pro-Black" svg:font-family="DINPro-Black" style:font-pitch="variable"/>
    <style:font-face style:name="DINPro-Medium" svg:font-family="DINPro-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6T20:51:24.707000000</meta:creation-date>
    <dc:date>2019-11-17T18:27:15.275000000</dc:date>
    <meta:editing-duration>PT6H14M44S</meta:editing-duration>
    <meta:editing-cycles>2</meta:editing-cycles>
    <meta:generator>LibreOffice/6.2.5.2$Windows_X86_64 LibreOffice_project/1ec314fa52f458adc18c4f025c545a4e8b22c159</meta:generator>
    <meta:document-statistic meta:object-count="48"/>
  </office:meta>
</office:document-meta>
</file>